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Standard"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Tabelle1" style:family="table">
      <style:table-properties style:width="16.983cm" fo:margin-left="0cm" fo:margin-top="0cm" fo:margin-bottom="0cm" table:align="left" style:writing-mode="lr-tb"/>
    </style:style>
    <style:style style:name="Tabelle1.A" style:family="table-column">
      <style:table-column-properties style:column-width="16.983cm"/>
    </style:style>
    <style:style style:name="Tabelle1.1" style:family="table-row">
      <style:table-row-properties fo:keep-together="auto"/>
    </style:style>
    <style:style style:name="Tabelle1.A1" style:family="table-cell">
      <style:table-cell-properties fo:background-color="#ffe599" fo:padding-left="0.191cm" fo:padding-right="0.191cm" fo:padding-top="0.101cm" fo:padding-bottom="0.101cm" fo:border="0.5pt solid #000000" style:writing-mode="lr-tb">
        <style:background-image/>
      </style:table-cell-properties>
    </style:style>
    <style:style style:name="Tabelle2" style:family="table">
      <style:table-properties style:width="16.983cm" fo:margin-left="0.009cm" fo:margin-top="0cm" fo:margin-bottom="0cm" table:align="left" style:writing-mode="lr-tb"/>
    </style:style>
    <style:style style:name="Tabelle2.A" style:family="table-column">
      <style:table-column-properties style:column-width="16.983cm"/>
    </style:style>
    <style:style style:name="Tabelle2.1" style:family="table-row">
      <style:table-row-properties fo:keep-together="auto"/>
    </style:style>
    <style:style style:name="Tabelle2.A1" style:family="table-cell">
      <style:table-cell-properties fo:background-color="#d9e2f3" fo:padding-left="0.191cm" fo:padding-right="0.191cm" fo:padding-top="0cm" fo:padding-bottom="0cm" fo:border="0.5pt solid #000000" style:writing-mode="lr-tb">
        <style:background-image/>
      </style:table-cell-properties>
    </style:style>
    <style:style style:name="Tabelle3" style:family="table">
      <style:table-properties style:width="16.348cm" fo:margin-left="0.644cm" fo:margin-top="0cm" fo:margin-bottom="0cm" table:align="left" style:writing-mode="lr-tb"/>
    </style:style>
    <style:style style:name="Tabelle3.A" style:family="table-column">
      <style:table-column-properties style:column-width="16.348cm"/>
    </style:style>
    <style:style style:name="Tabelle3.1" style:family="table-row">
      <style:table-row-properties style:min-row-height="1.658cm" fo:keep-together="auto"/>
    </style:style>
    <style:style style:name="Tabelle3.A1" style:family="table-cell">
      <style:table-cell-properties fo:padding-left="0.191cm" fo:padding-right="0.191cm" fo:padding-top="0.101cm" fo:padding-bottom="0.101cm" fo:border="0.5pt solid #000000" style:writing-mode="lr-tb"/>
    </style:style>
    <style:style style:name="Tabelle4" style:family="table">
      <style:table-properties style:width="16.983cm" fo:margin-left="0.009cm" fo:margin-top="0cm" fo:margin-bottom="0cm" table:align="left" style:writing-mode="lr-tb"/>
    </style:style>
    <style:style style:name="Tabelle4.A" style:family="table-column">
      <style:table-column-properties style:column-width="16.983cm"/>
    </style:style>
    <style:style style:name="Tabelle4.1" style:family="table-row">
      <style:table-row-properties fo:keep-together="auto"/>
    </style:style>
    <style:style style:name="Tabelle4.A1" style:family="table-cell">
      <style:table-cell-properties fo:background-color="#d9e2f3" fo:padding-left="0.191cm" fo:padding-right="0.191cm" fo:padding-top="0cm" fo:padding-bottom="0cm" fo:border="0.5pt solid #000000" style:writing-mode="lr-tb">
        <style:background-image/>
      </style:table-cell-properties>
    </style:style>
    <style:style style:name="Tabelle5" style:family="table">
      <style:table-properties style:width="16.348cm" fo:margin-left="0.644cm" fo:margin-top="0cm" fo:margin-bottom="0cm" table:align="left" style:writing-mode="lr-tb"/>
    </style:style>
    <style:style style:name="Tabelle5.A" style:family="table-column">
      <style:table-column-properties style:column-width="16.348cm"/>
    </style:style>
    <style:style style:name="Tabelle5.1" style:family="table-row">
      <style:table-row-properties style:min-row-height="1.822cm" fo:keep-together="auto"/>
    </style:style>
    <style:style style:name="Tabelle5.A1" style:family="table-cell">
      <style:table-cell-properties fo:padding-left="0.191cm" fo:padding-right="0.191cm" fo:padding-top="0.101cm" fo:padding-bottom="0.101cm" fo:border="0.5pt solid #000000" style:writing-mode="lr-tb"/>
    </style:style>
    <style:style style:name="Tabelle6" style:family="table">
      <style:table-properties style:width="16.355cm" fo:margin-left="0.639cm" fo:margin-top="0cm" fo:margin-bottom="0cm" table:align="left" style:writing-mode="lr-tb"/>
    </style:style>
    <style:style style:name="Tabelle6.A" style:family="table-column">
      <style:table-column-properties style:column-width="16.355cm"/>
    </style:style>
    <style:style style:name="Tabelle6.1" style:family="table-row">
      <style:table-row-properties style:min-row-height="2.496cm" fo:keep-together="auto"/>
    </style:style>
    <style:style style:name="Tabelle6.A1" style:family="table-cell">
      <style:table-cell-properties fo:padding-left="0.191cm" fo:padding-right="0.191cm" fo:padding-top="0cm" fo:padding-bottom="0cm" fo:border="0.5pt solid #000000" style:writing-mode="lr-tb"/>
    </style:style>
    <style:style style:name="Tabelle7" style:family="table">
      <style:table-properties style:width="16.348cm" fo:margin-left="0.644cm" fo:margin-top="0cm" fo:margin-bottom="0cm" table:align="left" style:writing-mode="lr-tb"/>
    </style:style>
    <style:style style:name="Tabelle7.A" style:family="table-column">
      <style:table-column-properties style:column-width="16.348cm"/>
    </style:style>
    <style:style style:name="Tabelle7.1" style:family="table-row">
      <style:table-row-properties style:min-row-height="3.26cm" fo:keep-together="auto"/>
    </style:style>
    <style:style style:name="Tabelle7.A1" style:family="table-cell">
      <style:table-cell-properties fo:padding-left="0.191cm" fo:padding-right="0.191cm" fo:padding-top="0.101cm" fo:padding-bottom="0.101cm" fo:border="0.5pt solid #000000" style:writing-mode="lr-tb"/>
    </style:style>
    <style:style style:name="Tabelle8" style:family="table">
      <style:table-properties style:width="16.983cm" fo:margin-left="0.009cm" fo:margin-top="0cm" fo:margin-bottom="0cm" table:align="left" style:writing-mode="lr-tb"/>
    </style:style>
    <style:style style:name="Tabelle8.A" style:family="table-column">
      <style:table-column-properties style:column-width="16.983cm"/>
    </style:style>
    <style:style style:name="Tabelle8.1" style:family="table-row">
      <style:table-row-properties fo:keep-together="auto"/>
    </style:style>
    <style:style style:name="Tabelle8.A1" style:family="table-cell">
      <style:table-cell-properties fo:background-color="#d9e2f3" fo:padding-left="0.191cm" fo:padding-right="0.191cm" fo:padding-top="0cm" fo:padding-bottom="0cm" fo:border="0.5pt solid #000000" style:writing-mode="lr-tb">
        <style:background-image/>
      </style:table-cell-properties>
    </style:style>
    <style:style style:name="P1" style:family="paragraph" style:parent-style-name="List_20_Paragraph" style:list-style-name="WWNum18">
      <style:paragraph-properties fo:margin-left="0.829cm" fo:margin-right="0cm" fo:margin-top="0.212cm" fo:margin-bottom="0.212cm" style:contextual-spacing="false" fo:line-height="100%" fo:text-align="justify" style:justify-single-word="false" fo:orphans="2" fo:widows="2" fo:text-indent="-0.63cm" style:auto-text-indent="false"/>
      <style:text-properties style:font-name="Calibri" fo:font-size="11pt" style:letter-kerning="false" style:font-name-asian="Calibri1" style:font-size-asian="11pt" style:language-asian="en" style:country-asian="US" style:language-complex="ar" style:country-complex="SA"/>
    </style:style>
    <style:style style:name="P2" style:family="paragraph" style:parent-style-name="List_20_Paragraph">
      <style:paragraph-properties fo:margin-left="0cm" fo:margin-right="0cm" fo:margin-top="0cm" fo:margin-bottom="0.212cm" style:contextual-spacing="true" fo:line-height="100%" fo:text-align="start" style:justify-single-word="false" fo:orphans="2" fo:widows="2" fo:text-indent="0cm" style:auto-text-indent="false"/>
      <style:text-properties style:font-name="Calibri" fo:font-size="11pt" fo:language="de" fo:country="DE" style:letter-kerning="false" style:font-name-asian="Calibri1" style:font-size-asian="11pt" style:language-asian="en" style:country-asian="US" style:font-name-complex="Calibri1" style:font-size-complex="9pt" style:language-complex="ar" style:country-complex="SA" style:font-weight-complex="bold"/>
    </style:style>
    <style:style style:name="P3" style:family="paragraph" style:parent-style-name="List_20_Paragraph">
      <style:paragraph-properties fo:margin-left="0cm" fo:margin-right="0cm" fo:margin-top="0.212cm" fo:margin-bottom="0.141cm" style:contextual-spacing="true" fo:line-height="100%" fo:text-align="justify" style:justify-single-word="false" fo:orphans="2" fo:widows="2" fo:text-indent="0cm" style:auto-text-indent="false"/>
      <style:text-properties style:font-name="Calibri" fo:font-size="11pt" fo:language="de" fo:country="DE" style:letter-kerning="false" style:font-name-asian="Calibri1" style:font-size-asian="11pt" style:language-asian="en" style:country-asian="US" style:font-name-complex="Calibri1" style:font-size-complex="9pt" style:language-complex="ar" style:country-complex="SA" style:font-weight-complex="bold"/>
    </style:style>
    <style:style style:name="P4" style:family="paragraph" style:parent-style-name="List_20_Paragraph">
      <style:paragraph-properties fo:margin-left="0cm" fo:margin-right="0cm" fo:margin-top="0.212cm" fo:margin-bottom="0.212cm" style:contextual-spacing="false" fo:line-height="100%" fo:text-align="justify" style:justify-single-word="false" fo:orphans="2" fo:widows="2" fo:text-indent="0cm" style:auto-text-indent="false"/>
      <style:text-properties style:font-name="Calibri" fo:font-size="11pt" fo:language="de" fo:country="DE" style:letter-kerning="false" style:font-name-asian="Calibri1" style:font-size-asian="11pt" style:language-asian="en" style:country-asian="US" style:font-name-complex="Calibri1" style:font-size-complex="9pt" style:language-complex="ar" style:country-complex="SA" style:font-weight-complex="bold"/>
    </style:style>
    <style:style style:name="P5" style:family="paragraph" style:parent-style-name="List_20_Paragraph" style:list-style-name="WWNum19">
      <style:paragraph-properties fo:margin-left="0.63cm" fo:margin-right="0cm" fo:margin-top="0.212cm" fo:margin-bottom="0.212cm" style:contextual-spacing="false" fo:text-indent="-0.63cm" style:auto-text-indent="false"/>
    </style:style>
    <style:style style:name="P6" style:family="paragraph" style:parent-style-name="List_20_Paragraph" style:list-style-name="WWNum20">
      <style:paragraph-properties fo:margin-left="0.63cm" fo:margin-right="0cm" fo:margin-top="0.212cm" fo:margin-bottom="0.212cm" style:contextual-spacing="false" fo:line-height="100%" fo:text-align="justify" style:justify-single-word="false" fo:text-indent="-0.63cm" style:auto-text-indent="false"/>
    </style:style>
    <style:style style:name="P7" style:family="paragraph" style:parent-style-name="List_20_Paragraph" style:list-style-name="WWNum21">
      <style:paragraph-properties fo:margin-top="0.212cm" fo:margin-bottom="0.212cm" style:contextual-spacing="false" fo:line-height="100%" fo:text-align="justify" style:justify-single-word="false"/>
    </style:style>
    <style:style style:name="P8" style:family="paragraph" style:parent-style-name="List_20_Paragraph" style:list-style-name="WWNum21">
      <style:paragraph-properties fo:margin-left="0.63cm" fo:margin-right="0cm" fo:margin-top="0.212cm" fo:margin-bottom="0.212cm" style:contextual-spacing="false" fo:line-height="100%" fo:text-align="justify" style:justify-single-word="false" fo:text-indent="-0.63cm" style:auto-text-indent="false"/>
    </style:style>
    <style:style style:name="P9" style:family="paragraph" style:parent-style-name="Standard">
      <style:paragraph-properties fo:margin-top="0cm" fo:margin-bottom="0.212cm" style:contextual-spacing="false" fo:text-align="center" style:justify-single-word="false"/>
    </style:style>
    <style:style style:name="P10" style:family="paragraph" style:parent-style-name="Standard">
      <style:paragraph-properties fo:margin-top="0cm" fo:margin-bottom="0.212cm" style:contextual-spacing="false" fo:line-height="100%"/>
    </style:style>
    <style:style style:name="P11" style:family="paragraph" style:parent-style-name="Standard">
      <style:paragraph-properties fo:margin-top="0.212cm" fo:margin-bottom="0.212cm" style:contextual-spacing="false" fo:line-height="100%" fo:text-align="justify" style:justify-single-word="false"/>
    </style:style>
    <style:style style:name="P12" style:family="paragraph" style:parent-style-name="Standard">
      <style:paragraph-properties fo:margin-top="0.423cm" fo:margin-bottom="0.141cm" style:contextual-spacing="false" fo:line-height="100%" fo:text-align="justify" style:justify-single-word="false"/>
    </style:style>
    <style:style style:name="P13" style:family="paragraph" style:parent-style-name="Standard">
      <style:paragraph-properties fo:margin-top="0.847cm" fo:margin-bottom="0.212cm" style:contextual-spacing="false" fo:line-height="100%" fo:text-align="justify" style:justify-single-word="false"/>
    </style:style>
    <style:style style:name="P14" style:family="paragraph" style:parent-style-name="Standard">
      <style:paragraph-properties fo:margin-top="0cm" fo:margin-bottom="0cm" style:contextual-spacing="false" fo:line-height="100%" fo:text-align="start" style:justify-single-word="false" fo:orphans="2" fo:widows="2"/>
      <style:text-properties style:font-name="Courier New" fo:font-size="10pt" fo:language="de" fo:country="DE" style:letter-kerning="false" style:font-name-asian="Calibri1" style:font-size-asian="10pt" style:language-asian="en" style:country-asian="US" style:font-name-complex="Courier New1" style:font-size-complex="8pt" style:language-complex="ar" style:country-complex="SA" style:font-weight-complex="bold"/>
    </style:style>
    <style:style style:name="P15" style:family="paragraph" style:parent-style-name="Standard">
      <style:paragraph-properties fo:margin-top="0cm" fo:margin-bottom="0cm" style:contextual-spacing="false" fo:line-height="100%" fo:text-align="start" style:justify-single-word="false" fo:orphans="2" fo:widows="2"/>
      <style:text-properties style:font-name="Courier New" fo:font-size="10pt" style:letter-kerning="false" style:font-name-asian="Calibri1" style:font-size-asian="10pt" style:language-asian="en" style:country-asian="US" style:font-name-complex="Courier New1" style:font-size-complex="8pt" style:language-complex="ar" style:country-complex="SA" style:font-weight-complex="bold"/>
    </style:style>
    <style:style style:name="P16" style:family="paragraph" style:parent-style-name="Standard">
      <style:paragraph-properties fo:margin-top="0.635cm" fo:margin-bottom="0.212cm" style:contextual-spacing="false"/>
    </style:style>
    <style:style style:name="P17" style:family="paragraph" style:parent-style-name="Standard">
      <style:paragraph-properties fo:margin-top="0cm" fo:margin-bottom="0cm" style:contextual-spacing="false" fo:line-height="100%" fo:text-align="start" style:justify-single-word="false" fo:orphans="2" fo:widows="2"/>
      <style:text-properties style:letter-kerning="false" style:font-name-asian="Calibri1" style:language-asian="en" style:country-asian="US" style:language-complex="ar" style:country-complex="SA"/>
    </style:style>
    <style:style style:name="P18" style:family="paragraph" style:parent-style-name="Standard">
      <style:paragraph-properties fo:margin-top="0cm" fo:margin-bottom="0cm" style:contextual-spacing="true" fo:line-height="100%" fo:text-align="start" style:justify-single-word="false" fo:orphans="2" fo:widows="2">
        <style:tab-stops>
          <style:tab-stop style:position="8.296cm" style:type="center"/>
          <style:tab-stop style:position="16.591cm" style:type="right"/>
        </style:tab-stops>
      </style:paragraph-properties>
      <style:text-properties style:font-name="Calibri" style:letter-kerning="false" style:language-asian="en" style:country-asian="US" style:language-complex="ar" style:country-complex="SA"/>
    </style:style>
    <style:style style:name="P19" style:family="paragraph" style:parent-style-name="Standard">
      <style:paragraph-properties fo:margin-top="0cm" fo:margin-bottom="0cm" style:contextual-spacing="false" fo:line-height="100%" fo:text-align="start" style:justify-single-word="false" fo:orphans="2" fo:widows="2">
        <style:tab-stops>
          <style:tab-stop style:position="8.296cm" style:type="center"/>
          <style:tab-stop style:position="16.591cm" style:type="right"/>
        </style:tab-stops>
      </style:paragraph-properties>
      <style:text-properties style:font-name="Calibri" style:letter-kerning="false" style:language-asian="en" style:country-asian="US" style:language-complex="ar" style:country-complex="SA"/>
    </style:style>
    <style:style style:name="P20" style:family="paragraph" style:parent-style-name="Standard">
      <style:paragraph-properties fo:margin-top="0cm" fo:margin-bottom="0cm" style:contextual-spacing="false" fo:line-height="100%" fo:text-align="center" style:justify-single-word="false" fo:orphans="2" fo:widows="2">
        <style:tab-stops>
          <style:tab-stop style:position="8.296cm" style:type="center"/>
          <style:tab-stop style:position="16.591cm" style:type="right"/>
        </style:tab-stops>
      </style:paragraph-properties>
      <style:text-properties style:font-name="Calibri" style:letter-kerning="false" style:language-asian="en" style:country-asian="US" style:language-complex="ar" style:country-complex="SA"/>
    </style:style>
    <style:style style:name="P21" style:family="paragraph" style:parent-style-name="Standard">
      <style:paragraph-properties fo:margin-top="0.212cm" fo:margin-bottom="0.212cm" style:contextual-spacing="false" fo:line-height="100%" fo:text-align="start" style:justify-single-word="false" fo:orphans="2" fo:widows="2"/>
      <style:text-properties style:font-name="Calibri" fo:font-size="11pt" style:letter-kerning="false" style:font-name-asian="Calibri1" style:font-size-asian="11pt" style:language-asian="en" style:country-asian="US" style:language-complex="ar" style:country-complex="SA"/>
    </style:style>
    <style:style style:name="P22" style:family="paragraph" style:parent-style-name="Standard">
      <style:paragraph-properties fo:margin-top="0.212cm" fo:margin-bottom="0.212cm" style:contextual-spacing="false" fo:line-height="100%" fo:text-align="start" style:justify-single-word="false" fo:orphans="2" fo:widows="2"/>
      <style:text-properties style:font-name="Calibri" fo:font-size="11pt" style:letter-kerning="false" style:font-name-asian="Calibri1" style:font-size-asian="11pt" style:language-asian="en" style:country-asian="US" style:font-size-complex="11pt" style:language-complex="ar" style:country-complex="SA"/>
    </style:style>
    <style:style style:name="P23" style:family="paragraph" style:parent-style-name="Standard">
      <style:paragraph-properties fo:margin-top="0.212cm" fo:margin-bottom="0.212cm" style:contextual-spacing="false" fo:line-height="100%" fo:text-align="center" style:justify-single-word="false" fo:orphans="2" fo:widows="2"/>
      <style:text-properties style:font-name="Calibri" fo:font-size="11pt" style:letter-kerning="false" style:font-name-asian="Calibri1" style:font-size-asian="11pt" style:language-asian="en" style:country-asian="US" style:font-size-complex="11pt" style:language-complex="ar" style:country-complex="SA"/>
    </style:style>
    <style:style style:name="P24" style:family="paragraph" style:parent-style-name="Standard">
      <style:paragraph-properties fo:margin-top="0.847cm" fo:margin-bottom="0.212cm" style:contextual-spacing="false" fo:line-height="100%" fo:text-align="justify" style:justify-single-word="false"/>
      <style:text-properties fo:font-size="12pt" fo:language="de" fo:country="DE" fo:font-weight="bold" style:font-size-asian="12pt" style:font-weight-asian="bold" style:font-name-complex="Calibri1" style:font-size-complex="10pt"/>
    </style:style>
    <style:style style:name="T1" style:family="text">
      <style:text-properties fo:font-size="16pt" fo:language="de" fo:country="DE" fo:font-weight="bold" style:font-size-asian="16pt" style:font-weight-asian="bold" style:font-name-complex="Calibri1" style:font-size-complex="12pt"/>
    </style:style>
    <style:style style:name="T2" style:family="text">
      <style:text-properties fo:language="de" fo:country="DE" style:font-name-complex="Calibri1" style:font-size-complex="9pt" style:font-weight-complex="bold"/>
    </style:style>
    <style:style style:name="T3" style:family="text">
      <style:text-properties fo:language="de" fo:country="DE" style:font-name-complex="Calibri1" style:font-weight-complex="bold"/>
    </style:style>
    <style:style style:name="T4" style:family="text">
      <style:text-properties fo:language="de" fo:country="DE" fo:font-weight="bold" style:font-weight-asian="bold" style:font-name-complex="Calibri1" style:font-size-complex="9pt"/>
    </style:style>
    <style:style style:name="T5" style:family="text">
      <style:text-properties fo:language="de" fo:country="DE" fo:font-weight="bold" style:font-weight-asian="bold" style:font-name-complex="Calibri1"/>
    </style:style>
    <style:style style:name="T6" style:family="text">
      <style:text-properties fo:language="de" fo:country="DE" fo:font-style="italic" style:font-style-asian="italic" style:font-name-complex="Calibri1" style:font-size-complex="9pt" style:font-style-complex="italic" style:font-weight-complex="bold"/>
    </style:style>
    <style:style style:name="T7" style:family="text">
      <style:text-properties fo:language="de" fo:country="DE" style:font-name-asian="Calibri1" style:font-name-complex="Calibri1"/>
    </style:style>
    <style:style style:name="T8" style:family="text">
      <style:text-properties style:font-name="Courier New" fo:font-size="10pt" style:font-size-asian="10pt" style:font-name-complex="Courier New1" style:font-size-complex="8pt" style:font-weight-complex="bold"/>
    </style:style>
    <style:style style:name="T9" style:family="text">
      <style:text-properties style:font-name="Courier New" fo:font-size="10pt" fo:language="de" fo:country="DE" style:font-size-asian="10pt" style:font-name-complex="Courier New1" style:font-size-complex="8pt" style:font-weight-complex="bold"/>
    </style:style>
    <style:style style:name="T10" style:family="text">
      <style:text-properties fo:font-size="12pt" fo:language="de" fo:country="DE" fo:font-weight="bold" style:font-size-asian="12pt" style:font-weight-asian="bold" style:font-name-complex="Calibri1" style:font-size-complex="10pt"/>
    </style:style>
    <style:style style:name="T11" style:family="text">
      <style:text-properties fo:font-size="12pt" fo:language="de" fo:country="DE" style:font-name-asian="Calibri1" style:font-size-asian="12pt" style:font-name-complex="Calibri1" style:font-size-complex="12pt"/>
    </style:style>
    <style:style style:name="T12" style:family="text">
      <style:text-properties fo:font-size="10pt" fo:language="de" fo:country="DE" style:font-name-asian="Calibri1" style:font-size-asian="10pt" style:font-name-complex="Calibri1" style:font-size-complex="10pt"/>
    </style:style>
    <style:style style:name="T13" style:family="text">
      <style:text-properties style:font-name="Courier New" fo:font-size="10pt" fo:language="de" fo:country="DE" style:font-size-asian="10pt" style:font-name-complex="Calibri1" style:font-size-complex="9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loext:marker-style-name="T1"><text:span text:style-name="T1">Polymorphie und Subtyping</text:span><text:span text:style-name="T1"/></text:p>
      <text:p text:style-name="P10" loext:marker-style-name="T2"><text:span text:style-name="T2">Gegeben ist eine Klassenhierarchie mit einer Oberklasse Saeugetier sowie den zwei Unterklassen Mensch und Katze. Die Klasse Saeugetier ist bereits fertig implementiert:</text:span><text:span text:style-name="T2"/></text:p>
      <table:table table:name="Tabelle1" table:style-name="Tabelle1">
        <table:table-column table:style-name="Tabelle1.A"/>
        <table:table-row table:style-name="Tabelle1.1">
          <table:table-cell table:style-name="Tabelle1.A1" office:value-type="string">
            <text:p text:style-name="P17" loext:marker-style-name="T8"><text:span text:style-name="T8">public class Saeugetier{</text:span><text:span text:style-name="T8"/></text:p>
            <text:p text:style-name="P15" loext:marker-style-name="T8"/>
            <text:p text:style-name="P17" loext:marker-style-name="T8"><text:span text:style-name="T8"><text:s text:c="4"/>String name;</text:span><text:span text:style-name="T8"/></text:p>
            <text:p text:style-name="P17" loext:marker-style-name="T8"><text:span text:style-name="T8"><text:s text:c="4"/>int alter;</text:span><text:span text:style-name="T8"/></text:p>
            <text:p text:style-name="P15" loext:marker-style-name="T8"/>
            <text:p text:style-name="P17" loext:marker-style-name="T8"><text:span text:style-name="T8"><text:s text:c="4"/>public Saeugetier(String name, int alter){</text:span><text:span text:style-name="T8"/></text:p>
            <text:p text:style-name="P17" loext:marker-style-name="T8"><text:span text:style-name="T8"><text:s text:c="8"/>this.name = name;</text:span><text:span text:style-name="T8"/></text:p>
            <text:p text:style-name="P17" loext:marker-style-name="T8"><text:span text:style-name="T8"><text:s text:c="8"/>this.alter = alter;</text:span><text:span text:style-name="T8"/></text:p>
            <text:p text:style-name="P17" loext:marker-style-name="T8"><text:span text:style-name="T8"><text:s text:c="4"/>}</text:span><text:span text:style-name="T8"/></text:p>
            <text:p text:style-name="P17" loext:marker-style-name="T9"><text:span text:style-name="T9"><text:s text:c="4"/></text:span><text:span text:style-name="T9"/></text:p>
            <text:p text:style-name="P17" loext:marker-style-name="T9"><text:span text:style-name="T9"><text:s text:c="4"/>...</text:span><text:span text:style-name="T9"/></text:p>
            <text:p text:style-name="P14" loext:marker-style-name="T9"/>
            <text:p text:style-name="P17" loext:marker-style-name="T9"><text:span text:style-name="T9"><text:s text:c="4"/>public void kommuniziert(){</text:span><text:span text:style-name="T9"/></text:p>
            <text:p text:style-name="P17" loext:marker-style-name="T9"><text:span text:style-name="T9"><text:s text:c="8"/>System.out.println(name + ": " + "?!$%$(/%$??!$%$(/%$?");</text:span><text:span text:style-name="T9"/></text:p>
            <text:p text:style-name="P17" loext:marker-style-name="T9"><text:span text:style-name="T9"><text:s text:c="4"/>}</text:span><text:span text:style-name="T9"/></text:p>
            <text:p text:style-name="P14" loext:marker-style-name="T9"/>
            <text:p text:style-name="P17" loext:marker-style-name="T2"><text:span text:style-name="T9">}</text:span><text:span text:style-name="T13"/></text:p>
          </table:table-cell>
        </table:table-row>
      </table:table>
      <text:p text:style-name="P16" loext:marker-style-name="T10"><text:span text:style-name="T10">Polymorphie</text:span><text:span text:style-name="T10"/></text:p>
      <table:table table:name="Tabelle2" table:style-name="Tabelle2">
        <table:table-column table:style-name="Tabelle2.A"/>
        <table:table-row table:style-name="Tabelle2.1">
          <table:table-cell table:style-name="Tabelle2.A1" office:value-type="string">
            <text:p text:style-name="P21" loext:marker-style-name="T2"><text:bookmark-start text:name="_Hlk115796375"/><text:span text:style-name="T4">Polymorphie</text:span><text:span text:style-name="T2"> ist ein Konzept der objektorientierten Programmierung, das ermöglicht, dass eine Methode mehrmals unter dem gleichen Namen definiert wird. Diese Methoden unterscheiden sich dann in einem der beiden folgenden Punkte:</text:span></text:p>
            <text:list text:style-name="WWNum18">
              <text:list-item>
                <text:p text:style-name="P1" loext:marker-style-name="T4"><text:span text:style-name="T4">Methodenüberschreibung: </text:span><text:span text:style-name="T2">Eine Methode wird in der Unterklasse mit dem gleichen Namen und gleichen Parametern wie in der Oberklasse definiert. Die eigentliche Implementierung überschreibt die Implementierung der Oberklasse.</text:span></text:p>
              </text:list-item>
              <text:list-item>
                <text:p text:style-name="P1" loext:marker-style-name="T10"><text:span text:style-name="T4">Methodenüberladung: </text:span><text:span text:style-name="T2">Eine Methode wird in der gleichen Klasse mit dem gleichen Namen aber unterschiedlichen bzw. unterschiedlich vielen Parametern definiert. Bei Aufruf der Methode wird die Implementierung ausgewählt, deren Parameter mit denen des Methodenaufrufs übereinstimmen.</text:span><text:bookmark-end text:name="_Hlk115796375"/></text:p>
              </text:list-item>
            </text:list>
          </table:table-cell>
        </table:table-row>
      </table:table>
      <text:p text:style-name="P16" loext:marker-style-name="T4"><text:span text:style-name="T4">Aufgaben</text:span><text:span text:style-name="T4"/></text:p>
      <text:list text:style-name="WWNum19">
        <text:list-item>
          <text:p text:style-name="P5" loext:marker-style-name="T2"><text:span text:style-name="T2">Führen Sie die main()-Methode in der Klasse Main aus und merken Sie sich die Ausgabe.</text:span><text:span text:style-name="T2"/></text:p>
        </text:list-item>
        <text:list-item>
          <text:p text:style-name="P5" loext:marker-style-name="T2"><text:span text:style-name="T2">Überschreiben Sie in den beiden Unterklassen Mensch und Katze jeweils die Methode kommuniziert(), indem Sie die für die entsprechende Spezies typische Laute auf der Kommandozeile ausgeben lassen. </text:span><text:span text:style-name="T2"/></text:p>
        </text:list-item>
        <text:list-item>
          <text:p text:style-name="P5" loext:marker-style-name="T2"><text:span text:style-name="T2">Führen Sie das Programm erneut aus und betrachten Sie die Ausgabe genauer. Formulieren Sie eine Regel, welche Methode (der Ober- bzw. Unterklasse) welche andere überschreibt.</text:span><text:span text:style-name="T2"/></text:p>
        </text:list-item>
      </text:list>
      <table:table table:name="Tabelle3" table:style-name="Tabelle3">
        <table:table-column table:style-name="Tabelle3.A"/>
        <table:table-row table:style-name="Tabelle3.1">
          <table:table-cell table:style-name="Tabelle3.A1" office:value-type="string">
            <text:p text:style-name="P2" loext:marker-style-name="T2"/>
          </table:table-cell>
        </table:table-row>
      </table:table>
      <text:list text:continue-numbering="true" text:style-name="WWNum19">
        <text:list-item>
          <text:p text:style-name="P5" loext:marker-style-name="T2"><text:span text:style-name="T2">Überlade Sie die Methode kommuniziert() der Klasse Mensch mit einem Parameter sprache vom Typ String. Die Methode muss also ein zweites Mal mit dem gleichen Namen implementiert werden.</text:span><text:span text:style-name="T2"/></text:p>
        </text:list-item>
        <text:list-item>
          <text:p text:style-name="P5" loext:marker-style-name="T2"><text:soft-page-break/><text:span text:style-name="T2">Testen Sie, ob die überladene Methode tatsächlich ausgeführt wird, indem Sie die Methode mit einem konkreten Parameter-Wert aufrufen.</text:span><text:span text:style-name="T2"/></text:p>
        </text:list-item>
      </text:list>
      <text:p text:style-name="P24" loext:marker-style-name="T10"/>
      <text:p text:style-name="P11" loext:marker-style-name="T10"><text:span text:style-name="T10">Subtyping</text:span><text:span text:style-name="T10"/></text:p>
      <table:table table:name="Tabelle4" table:style-name="Tabelle4">
        <table:table-column table:style-name="Tabelle4.A"/>
        <table:table-row table:style-name="Tabelle4.1">
          <table:table-cell table:style-name="Tabelle4.A1" office:value-type="string">
            <text:p text:style-name="P21" loext:marker-style-name="T2"><text:span text:style-name="T2">Durch </text:span><text:span text:style-name="T4">Subtyping</text:span><text:span text:style-name="T2"> (Ersetzbarkeit) können Objekte einer Unterklasse immer dort eingesetzt werden, wo ein Objekt der Oberklasse erwartet wird. Umgekehrt geht dies allerdings nicht.</text:span></text:p>
          </table:table-cell>
        </table:table-row>
      </table:table>
      <text:p text:style-name="P12" loext:marker-style-name="T4"><text:span text:style-name="T4">Aufgaben</text:span><text:span text:style-name="T4"/></text:p>
      <text:list text:style-name="WWNum20">
        <text:list-item>
          <text:p text:style-name="P6" loext:marker-style-name="T2"><text:span text:style-name="T2">Ändern Sie den Datentyp für das Menschenobjekt in Saeugetier und starten Sie das Programm erneut.<text:line-break/>Welche Ausgabe liefert die Methode </text:span><text:span text:style-name="T6">kommuniziert()</text:span><text:span text:style-name="T2">? Welches Ergebnis würde sie beim Katzenobjekt liefern, wenn Sie hier den Datentyp ebenfalls ändern?</text:span></text:p>
        </text:list-item>
        <text:list-item>
          <text:p text:style-name="P6" loext:marker-style-name="T2"><text:span text:style-name="T2">Welchen Schluss ziehen Sie aus diesen Ausgaben bezüglich der Datentypen der Objekte?</text:span><text:span text:style-name="T2"/></text:p>
        </text:list-item>
      </text:list>
      <table:table table:name="Tabelle5" table:style-name="Tabelle5">
        <table:table-column table:style-name="Tabelle5.A"/>
        <table:table-row table:style-name="Tabelle5.1">
          <table:table-cell table:style-name="Tabelle5.A1" office:value-type="string">
            <text:p text:style-name="P3" loext:marker-style-name="T2"/>
          </table:table-cell>
        </table:table-row>
      </table:table>
      <text:list text:continue-numbering="true" text:style-name="WWNum20">
        <text:list-item>
          <text:p text:style-name="P6" loext:marker-style-name="T2"><text:span text:style-name="T2">Versuchen Sie nun die Methode kommuniziert("Deutsch") auf dem Menschenobjekt aufzurufen. Begründen Sie, warum dies nicht möglich ist.</text:span><text:span text:style-name="T2"/></text:p>
        </text:list-item>
      </text:list>
      <table:table table:name="Tabelle6" table:style-name="Tabelle6">
        <table:table-column table:style-name="Tabelle6.A"/>
        <table:table-row table:style-name="Tabelle6.1">
          <table:table-cell table:style-name="Tabelle6.A1" office:value-type="string">
            <text:p text:style-name="P4" loext:marker-style-name="T2"/>
          </table:table-cell>
        </table:table-row>
      </table:table>
      <text:list text:continue-numbering="true" text:style-name="WWNum20">
        <text:list-item>
          <text:p text:style-name="P6" loext:marker-style-name="T2"><text:span text:style-name="T2">In Java wird zwischen statischen Datentyp (zur Zeit der Implementierung) und dynamischem Datentyp (zur Zeit der Programmausführung) unterschieden. Versuchen Sie damit das Verhalten des Programms aus Aufgabe 1 und 3 zu erklären.</text:span><text:span text:style-name="T2"/></text:p>
        </text:list-item>
      </text:list>
      <table:table table:name="Tabelle7" table:style-name="Tabelle7">
        <table:table-column table:style-name="Tabelle7.A"/>
        <table:table-row table:style-name="Tabelle7.1">
          <table:table-cell table:style-name="Tabelle7.A1" office:value-type="string">
            <text:p text:style-name="P3" loext:marker-style-name="T2"/>
          </table:table-cell>
        </table:table-row>
      </table:table>
      <text:p text:style-name="P13" loext:marker-style-name="T10"><text:span text:style-name="T10">Typecast</text:span><text:span text:style-name="T10"/></text:p>
      <table:table table:name="Tabelle8" table:style-name="Tabelle8">
        <table:table-column table:style-name="Tabelle8.A"/>
        <table:table-row table:style-name="Tabelle8.1">
          <table:table-cell table:style-name="Tabelle8.A1" office:value-type="string">
            <text:p text:style-name="P22" loext:marker-style-name="T3"><text:span text:style-name="T5">Typecasting</text:span><text:span text:style-name="T3"> wandelt den Typ einer Variablen in einen aufgrund der Vererbungshierarchie möglichen Typ um. In Java erfolgt das Typecasting über den Datentyp in runden Klammern vor der Variablen.</text:span></text:p>
            <text:p text:style-name="P23" loext:marker-style-name="T3"><text:span text:style-name="T3">((Unterklasse)Oberklasse).methodeDerUnterklasse()</text:span><text:span text:style-name="T3"/></text:p>
          </table:table-cell>
        </table:table-row>
      </table:table>
      <text:p text:style-name="P12" loext:marker-style-name="T4"><text:span text:style-name="T4">Aufgaben</text:span><text:span text:style-name="T4"/></text:p>
      <text:list text:style-name="WWNum21">
        <text:list-item>
          <text:p text:style-name="P7" loext:marker-style-name="T2"><text:soft-page-break/><text:span text:style-name="T2">Führen Sie vor dem Aufruf der Methode kommuniziert("Deutsch") ein Typecasting für das Menschenobjekt aus.</text:span><text:span text:style-name="T2"/></text:p>
        </text:list-item>
        <text:list-item>
          <text:p text:style-name="P8" loext:marker-style-name="T2"><text:span text:style-name="T2">Führen Sie das Programm erneut aus und prüfen Sie, ob es das erwartete Ergebnis liefert.</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Standard"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de" fo:country="DE"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de" fo:country="DE"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text-properties fo:language="en" fo:country="U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loext:linked-style-name="Kopfzeile_20_Zchn" style:class="extra">
      <style:paragraph-properties fo:margin-top="0cm" fo:margin-bottom="0cm" style:contextual-spacing="false" fo:line-height="100%">
        <style:tab-stops>
          <style:tab-stop style:position="8.296cm" style:type="center"/>
          <style:tab-stop style:position="16.591cm" style:type="right"/>
        </style:tab-stops>
      </style:paragraph-properties>
    </style:style>
    <style:style style:name="Footer" style:family="paragraph" style:parent-style-name="Standard" loext:linked-style-name="Fußzeile_20_Zchn" style:class="extra">
      <style:paragraph-properties fo:margin-top="0cm" fo:margin-bottom="0cm" style:contextual-spacing="false" fo:line-height="100%">
        <style:tab-stops>
          <style:tab-stop style:position="8.296cm" style:type="center"/>
          <style:tab-stop style:position="16.591cm" style:type="right"/>
        </style:tab-stops>
      </style:paragraph-properties>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fo:language="de" fo:country="DE" style:font-name-asian="Times New Roman1" style:font-family-asian="'Times New Roman'" style:font-family-generic-asian="system" style:font-pitch-asian="variable" style:font-size-asian="12pt" style:language-asian="de" style:country-asian="DE"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loext:linked-style-name="HTML_20_Vorformatiert_20_Zchn">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de" fo:country="DE" style:font-name-asian="Times New Roman1" style:font-family-asian="'Times New Roman'" style:font-family-generic-asian="system" style:font-pitch-asian="variable" style:font-size-asian="10pt" style:language-asian="de" style:country-asian="DE" style:font-name-complex="Courier New1" style:font-family-complex="'Courier New'" style:font-family-generic-complex="system" style:font-pitch-complex="variable" style:font-size-complex="10pt"/>
    </style:style>
    <style:style style:name="Default" style:family="paragraph">
      <style:paragraph-properties fo:margin-top="0cm" fo:margin-bottom="0cm" style:contextual-spacing="false" fo:line-height="100%" fo:text-align="start" style:justify-single-word="false" fo:orphans="2" fo:widows="2" style:writing-mode="lr-tb"/>
      <style:text-properties fo:color="#000000" loext:opacity="100%" style:font-name="Tahoma" fo:font-family="Tahoma" style:font-family-generic="roman" style:font-pitch="variable" fo:font-size="12pt" style:font-size-asian="12pt" style:font-name-complex="Tahoma1" style:font-family-complex="Tahoma" style:font-family-generic-complex="system" style:font-pitch-complex="variable" style:font-size-complex="12pt"/>
    </style:style>
    <style:style style:name="Default_20_Paragraph_20_Font" style:display-name="Default Paragraph Font" style:family="text"/>
    <style:style style:name="Kopfzeile_20_Zchn" style:display-name="Kopfzeile Zchn" style:family="text" style:parent-style-name="Default_20_Paragraph_20_Font">
      <style:text-properties fo:language="en" fo:country="US"/>
    </style:style>
    <style:style style:name="Fußzeile_20_Zchn" style:display-name="Fußzeile Zchn" style:family="text" style:parent-style-name="Default_20_Paragraph_20_Font">
      <style:text-properties fo:language="en" fo:country="US"/>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HTML_20_Vorformatiert_20_Zchn" style:display-name="HTML Vorformatiert Zchn" style:family="text" style:parent-style-name="Default_20_Paragraph_20_Font" loext:linked-style-name="HTML_20_Preformatted">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de" style:country-asian="DE" style:font-name-complex="Courier New1" style:font-family-complex="'Courier New'" style:font-family-generic-complex="system" style:font-pitch-complex="variable" style:font-size-complex="10pt"/>
    </style:style>
    <style:style style:name="Placeholder_20_Text" style:display-name="Placeholder Text" style:family="text" style:parent-style-name="Default_20_Paragraph_20_Font">
      <style:text-properties fo:color="#808080" loext:opacity="100%"/>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prefix="("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Standard" style:font-family-generic="swiss" style:font-pitch="variable"/>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style-name="Standard" style:font-family-generic="swiss" style:font-pitch="variable"/>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style-name="Standard" style:font-family-generic="swiss" style:font-pitch="variable"/>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style-name="Standard" style:font-family-generic="swiss" style:font-pitch="variable"/>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style-name="Standard" style:font-family-generic="swiss" style:font-pitch="variable"/>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style-name="Standard" style:font-family-generic="swiss" style:font-pitch="variable"/>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style-name="Standard" style:font-family-generic="swiss" style:font-pitch="variable"/>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style-name="Standard" style:font-family-generic="swiss" style:font-pitch="variable"/>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style-name="Standard"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1.358cm"/>
        </style:list-level-properties>
        <style:text-properties style:font-name="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2.628cm"/>
        </style:list-level-properties>
        <style:text-properties fo:font-family="'Courier New'" style:font-style-name="Standard"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898cm"/>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168cm"/>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438cm"/>
        </style:list-level-properties>
        <style:text-properties fo:font-family="'Courier New'" style:font-style-name="Standard"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708cm"/>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978cm"/>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248cm"/>
        </style:list-level-properties>
        <style:text-properties fo:font-family="'Courier New'" style:font-style-name="Standard"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1.518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1.358cm"/>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2.628cm"/>
        </style:list-level-properties>
        <style:text-properties fo:font-family="'Courier New'" style:font-style-name="Standard"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898cm"/>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168cm"/>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6.438cm"/>
        </style:list-level-properties>
        <style:text-properties fo:font-family="'Courier New'" style:font-style-name="Standard"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7.708cm"/>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978cm"/>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0.248cm"/>
        </style:list-level-properties>
        <style:text-properties fo:font-family="'Courier New'" style:font-style-name="Standard"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1.518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elle9" style:family="table">
      <style:table-properties style:width="17cm" style:rel-width="100%" fo:margin-left="0.009cm" fo:margin-top="0cm" fo:margin-bottom="0cm" table:align="left" style:writing-mode="lr-tb"/>
    </style:style>
    <style:style style:name="Tabelle9.A" style:family="table-column">
      <style:table-column-properties style:column-width="5.514cm" style:rel-column-width="21259*"/>
    </style:style>
    <style:style style:name="Tabelle9.B" style:family="table-column">
      <style:table-column-properties style:column-width="7.082cm" style:rel-column-width="27302*"/>
    </style:style>
    <style:style style:name="Tabelle9.C" style:family="table-column">
      <style:table-column-properties style:column-width="4.403cm" style:rel-column-width="16974*"/>
    </style:style>
    <style:style style:name="Tabelle9.1" style:family="table-row">
      <style:table-row-properties style:min-row-height="0.884cm" fo:keep-together="auto"/>
    </style:style>
    <style:style style:name="Tabelle9.A1" style:family="table-cell">
      <style:table-cell-properties fo:padding-left="0.191cm" fo:padding-right="0.191cm" fo:padding-top="0.101cm" fo:padding-bottom="0.101cm" fo:border="0.5pt solid #000000" style:writing-mode="lr-tb"/>
    </style:style>
    <style:style style:name="Tabelle9.B1" style:family="table-cell">
      <style:table-cell-properties style:vertical-align="middle" fo:padding-left="0.191cm" fo:padding-right="0.191cm" fo:padding-top="0.101cm" fo:padding-bottom="0.101cm" fo:border="0.5pt solid #000000" style:writing-mode="lr-tb"/>
    </style:style>
    <style:style style:name="MP1" style:family="paragraph" style:parent-style-name="Standard">
      <style:paragraph-properties fo:margin-top="0cm" fo:margin-bottom="0cm" style:contextual-spacing="true" fo:line-height="100%" fo:text-align="start" style:justify-single-word="false" fo:orphans="2" fo:widows="2">
        <style:tab-stops>
          <style:tab-stop style:position="8.296cm" style:type="center"/>
          <style:tab-stop style:position="16.591cm" style:type="right"/>
        </style:tab-stops>
      </style:paragraph-properties>
      <style:text-properties style:font-name="Calibri" style:letter-kerning="false" style:language-asian="en" style:country-asian="US" style:language-complex="ar" style:country-complex="SA"/>
    </style:style>
    <style:style style:name="MP2" style:family="paragraph" style:parent-style-name="Standard">
      <style:paragraph-properties fo:margin-top="0cm" fo:margin-bottom="0cm" style:contextual-spacing="false" fo:line-height="100%" fo:text-align="center" style:justify-single-word="false" fo:orphans="2" fo:widows="2">
        <style:tab-stops>
          <style:tab-stop style:position="8.296cm" style:type="center"/>
          <style:tab-stop style:position="16.591cm" style:type="right"/>
        </style:tab-stops>
      </style:paragraph-properties>
      <style:text-properties style:font-name="Calibri" style:letter-kerning="false" style:language-asian="en" style:country-asian="US" style:language-complex="ar" style:country-complex="SA"/>
    </style:style>
    <style:style style:name="MP3" style:family="paragraph" style:parent-style-name="Standard">
      <style:paragraph-properties fo:margin-top="0cm" fo:margin-bottom="0cm" style:contextual-spacing="false" fo:line-height="100%" fo:text-align="start" style:justify-single-word="false" fo:orphans="2" fo:widows="2">
        <style:tab-stops>
          <style:tab-stop style:position="8.296cm" style:type="center"/>
          <style:tab-stop style:position="16.591cm" style:type="right"/>
        </style:tab-stops>
      </style:paragraph-properties>
      <style:text-properties style:font-name="Calibri" style:letter-kerning="false" style:language-asian="en" style:country-asian="US" style:language-complex="ar" style:country-complex="SA"/>
    </style:style>
    <style:style style:name="MT1" style:family="text">
      <style:text-properties fo:font-size="10pt" fo:language="de" fo:country="DE" style:font-name-asian="Calibri1" style:font-size-asian="10pt" style:font-name-complex="Calibri1" style:font-size-complex="10pt"/>
    </style:style>
    <style:style style:name="MT2" style:family="text">
      <style:text-properties fo:language="de" fo:country="DE" style:font-name-asian="Calibri1" style:font-name-complex="Calibri1"/>
    </style:style>
    <style:style style:name="MT3" style:family="text">
      <style:text-properties fo:font-size="12pt" fo:language="de" fo:country="DE" style:font-name-asian="Calibri1" style:font-size-asian="12pt" style:font-name-complex="Calibri1" style:font-size-complex="12pt"/>
    </style:style>
    <style:page-layout style:name="Mpm1">
      <style:page-layout-properties fo:page-width="21.001cm" fo:page-height="29.7cm" style:num-format="1" style:print-orientation="portrait" fo:margin-top="1cm" fo:margin-bottom="1.251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style:dynamic-spacing="true"/>
      </style:header-style>
      <style:footer-style>
        <style:header-footer-properties fo:min-height="0.75cm" fo:margin-left="0cm" fo:margin-right="0cm" fo:margin-top="0.64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MP1" loext:marker-style-name="MT1"><text:span text:style-name="MT1">Eckener-Gymnasium<text:line-break/>Informatik LK 12</text:span><text:span text:style-name="MT1"/></text:p>
              <text:p text:style-name="MP1" loext:marker-style-name="MT1"><text:span text:style-name="MT1">Hr. Kleinert</text:span><text:span text:style-name="MT1"/></text:p>
            </table:table-cell>
            <table:table-cell table:style-name="Tabelle9.B1" office:value-type="string">
              <text:p text:style-name="MP2" loext:marker-style-name="MT2"><text:span text:style-name="MT3">Objektorientierte Programmierung</text:span><text:span text:style-name="MT3"/></text:p>
            </table:table-cell>
            <table:table-cell table:style-name="Tabelle9.B1" office:value-type="string">
              <text:p text:style-name="MP3" loext:marker-style-name="MT2"><text:span text:style-name="MT1">Datum:</text:span><text:span text:style-name="MT1"/></text:p>
            </table:table-cell>
          </table:table-row>
        </table:table>
        <text:p text:style-name="Header"/>
      </style:header>
      <style:footer>
        <text:p text:style-name="Footer"/>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vin Kleinert</meta:initial-creator>
    <dc:creator>Marvin Kleinert</dc:creator>
    <meta:editing-cycles>5</meta:editing-cycles>
    <meta:print-date>2021-11-16T15:10:00</meta:print-date>
    <meta:creation-date>2022-10-04T14:47:00</meta:creation-date>
    <dc:date>2023-11-15T18:24:00</dc:date>
    <meta:editing-duration>P0D</meta:editing-duration>
    <meta:generator>LibreOffice/7.5.5.2$Linux_X86_64 LibreOffice_project/50$Build-2</meta:generator>
    <meta:document-statistic meta:table-count="9" meta:image-count="0" meta:object-count="0" meta:page-count="3" meta:paragraph-count="42" meta:word-count="465" meta:character-count="3422" meta:non-whitespace-character-count="2954"/>
    <meta:user-defined meta:name="AppVersion">16.0000</meta:user-defined>
    <meta:template xlink:type="simple" xlink:actuate="onRequest" xlink:title="Normal.dotm" xlink:href=""/>
  </office:meta>
</office:document-meta>
</file>